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Resultados Iris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"/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Inicialización</text:p>
          </table:table-cell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Normalización</text:p>
          </table:table-cell>
          <table:table-cell table:style-name="ce2" office:value-type="string" calcext:value-type="string">
            <text:p>% aciertos</text:p>
          </table:table-cell>
          <table:table-cell table:style-name="ce2" office:value-type="string" calcext:value-type="string">
            <text:p>% errores</text:p>
          </table:table-cell>
          <table:table-cell table:style-name="ce2" office:value-type="string" calcext:value-type="string">
            <text:p>Error cuadrático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style-name="ce4" office:value-type="string" calcext:value-type="string">
            <text:p>159,3 *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4" office:value-type="string" calcext:value-type="string">
            <text:p>47,779 *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8.941" calcext:value-type="float">
            <text:p>78,9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6.998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8.945" calcext:value-type="float">
            <text:p>78,9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50.055" calcext:value-type="float">
            <text:p>50,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82.202" calcext:value-type="float">
            <text:p>82,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8.945" calcext:value-type="float">
            <text:p>78,9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50.055" calcext:value-type="float">
            <text:p>50,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48.36" calcext:value-type="float">
            <text:p>48,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8.941" calcext:value-type="float">
            <text:p>78,9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50.077" calcext:value-type="float">
            <text:p>50,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87.505" calcext:value-type="float">
            <text:p>87,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23.214" calcext:value-type="float">
            <text:p>223,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45.279" calcext:value-type="float">
            <text:p>145,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91.2" calcext:value-type="float">
            <text:p>91,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87.505" calcext:value-type="float">
            <text:p>87,5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*Sum of within clusters distances</text:p>
          </table:table-cell>
          <table:table-cell table:style-name="Default" table:number-columns-repeated="6"/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0:41:58.5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33S</meta:editing-duration>
    <meta:editing-cycles>4</meta:editing-cycles>
    <meta:generator>LibreOffice/4.3.1.2$Windows_x86 LibreOffice_project/958349dc3b25111dbca392fbc281a05559ef6848</meta:generator>
    <dc:date>2014-10-24T12:34:07.334000000</dc:date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